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FileTests.toClassNameWithPathToClas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Tests.toClassNameWithPathToTex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Tests.ofNameAndByteArrayCreates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FileTests.ofNameAndInputStreamResourceCreates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